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2084c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11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12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officeooo:paragraph-rsid="0012f2f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officeooo:paragraph-rsid="0012084c" style:font-size-asian="12pt" style:font-size-complex="12pt"/>
    </style:style>
    <style:style style:name="P16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2084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20" style:family="paragraph" style:parent-style-name="Standard" style:master-page-name="">
      <style:paragraph-properties fo:margin-left="1.101cm" fo:margin-right="0cm" fo:text-align="start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2084c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22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23" style:family="paragraph" style:parent-style-name="Text_20_body">
      <style:text-properties fo:color="#000000" style:font-name="Arial1" fo:font-size="12pt" style:font-size-asian="12pt" style:font-size-complex="12pt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>
        <style:tab-stops>
          <style:tab-stop style:position="6.72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5e189" style:text-blinking="false" fo:background-color="transparent"/>
    </style:style>
    <style:style style:name="P28" style:family="paragraph" style:parent-style-name="Text_20_body">
      <style:text-properties fo:color="#000000" style:font-name="Arial1" fo:font-size="12pt" officeooo:paragraph-rsid="0015e189" style:font-size-asian="12pt" style:font-size-complex="12pt"/>
    </style:style>
    <style:style style:name="P29" style:family="paragraph" style:parent-style-name="Text_20_body">
      <style:text-properties fo:color="#000000" officeooo:paragraph-rsid="0015e189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df75d" officeooo:paragraph-rsid="000df75d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5e189" style:text-blinking="false" fo:background-color="transparent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6ccd" officeooo:paragraph-rsid="0015e189" style:text-blinking="false" fo:background-color="transparent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rsid="000ff2cf" officeooo:paragraph-rsid="0015e189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rsid="000ff2cf" officeooo:paragraph-rsid="0015e189"/>
    </style:style>
    <style:style style:name="P4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0ff2cf" officeooo:paragraph-rsid="0015e189"/>
    </style:style>
    <style:style style:name="P4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5e189" style:font-weight-asian="normal" style:font-weight-complex="normal"/>
    </style:style>
    <style:style style:name="P43" style:family="paragraph" style:parent-style-name="Table_20_Contents">
      <style:text-properties style:font-name="Arial" fo:font-size="11.25pt" officeooo:rsid="000ff2cf" officeooo:paragraph-rsid="0015e189"/>
    </style:style>
    <style:style style:name="P44" style:family="paragraph" style:parent-style-name="Table_20_Contents">
      <style:text-properties style:font-name="Arial" fo:font-size="11.25pt" officeooo:paragraph-rsid="0015e189"/>
    </style:style>
    <style:style style:name="T1" style:family="text">
      <style:text-properties officeooo:rsid="000c3908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0.5pt" style:font-weight-asian="bold" style:font-size-complex="12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9" style:family="text">
      <style:text-properties fo:font-variant="normal" fo:text-transform="none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1.25pt" fo:font-style="normal" style:text-underline-style="none" fo:font-weight="normal" officeooo:rsid="000ff2cf" style:text-blinking="false" fo:background-color="transparent" loext:char-shading-value="0"/>
    </style:style>
    <style:style style:name="T11" style:family="text">
      <style:text-properties officeooo:rsid="001acc65"/>
    </style:style>
    <style:style style:name="T12" style:family="text">
      <style:text-properties officeooo:rsid="001ccc13"/>
    </style:style>
    <style:style style:name="T13" style:family="text">
      <style:text-properties officeooo:rsid="001e4ad2"/>
    </style:style>
    <style:style style:name="T14" style:family="text">
      <style:text-properties officeooo:rsid="0014b95c"/>
    </style:style>
    <style:style style:name="T15" style:family="text">
      <style:text-properties officeooo:rsid="0012084c"/>
    </style:style>
    <style:style style:name="T16" style:family="text">
      <style:text-properties officeooo:rsid="0012f2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10"><text:soft-page-break/>INTRODUCCIÓN</text:p>
      <text:p text:style-name="P11">1.1 Propósito</text:p>
      <text:p text:style-name="P11">El presente documento tiene como propósito definir las especificaciones funcionales, no funcionales y del sistema para la implementación de un <text:span text:style-name="T11">juego online.</text:span> <text:span text:style-name="T11">Esta aplicación podrá ser utilizada por todos aquellos usuarios que deseen, simplemente creando su cuenta.</text:span></text:p>
      <text:p text:style-name="P11"/>
      <text:p text:style-name="P11">1.2 Alcance Diseño, Desarrollo e Implementación del <text:span text:style-name="T11">juego Cuatro en Línea.</text:span></text:p>
      <text:p text:style-name="P11"><text:span text:style-name="T11">Cuatro en línea</text:span> será una aplicación basada en JAVA que funcionará en un entorno <text:span text:style-name="T11">web.</text:span></text:p>
      <text:p text:style-name="P11">Ésta aplicación dará apoyo a los siguientes procesos:</text:p>
      <text:p text:style-name="P12">*Como usuario quiero crear mi cuenta.</text:p>
      <text:p text:style-name="P11"><text:span text:style-name="T12">*</text:span>Como un invitado quiero dar mi nombre así puedo jugar. </text:p>
      <text:p text:style-name="P11">*Como usuario quiero crear una nueva partida.</text:p>
      <text:p text:style-name="P11">*Como jugador cuando coloco una ficha quiero saber si gane.</text:p>
      <text:p text:style-name="P11">*Como jugador quiero poder ver el tablero de mi partida corriente.</text:p>
      <text:p text:style-name="P11">*Como usuario registrado quiero ver el historial de mis jugadas. </text:p>
      <text:p text:style-name="P11">*Como usuario registrado quiero ver mi ranking.</text:p>
      <text:p text:style-name="P11">*Como usuario quiero ver contrincantes de ranking similar para poder desafiarlos.</text:p>
      <text:p text:style-name="P11"/>
      <text:p text:style-name="P7"><text:span text:style-name="T14">1</text:span>.<text:span text:style-name="T14">3</text:span> Definiciones, acrónimos y abreviaciones</text:p>
      <text:p text:style-name="P7"><text:tab/>GUI: Interfaz gráfica de usuario</text:p>
      <text:p text:style-name="P7"><text:tab/>API: Interfaz de programación de aplicaciones</text:p>
      <text:p text:style-name="P7"><text:span text:style-name="T14">1</text:span>.<text:span text:style-name="T14">4</text:span> Glosario:</text:p>
      <text:p text:style-name="P13"><text:span text:style-name="T2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13"><text:tab/>los demandantes, llamados clientes. Un cliente realiza peticiones </text:p>
      <text:p text:style-name="P16"><text:tab/>a otro programa, el servidor, que le da respuesta.</text:p>
      <text:p text:style-name="P7"><text:tab/></text:p>
      <text:p text:style-name="P13"><text:span text:style-name="T2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15">).</text:span></text:p>
      <text:p text:style-name="P13"/>
      <text:p text:style-name="P13"><text:span text:style-name="T15"><text:tab/></text:span>Usuario: <text:span text:style-name="T15">Persona registrada en el sistema que tiene el privilegio <text:tab/>de poder aparecer en el ranking.</text:span></text:p>
      <text:p text:style-name="P17"><text:tab/></text:p>
      <text:p text:style-name="P17"><text:tab/>Invitado: Persona no registrada en el sistema que solo puede <text:tab/>jugar y no <text:span text:style-name="T16">aparecerá</text:span> en el ranking.</text:p>
      <text:p text:style-name="P17"/>
      <text:p text:style-name="P13"><text:span text:style-name="T15"><text:tab/></text:span>Base de Datos: Es un conjunto de datos que pertenecen al mismo <text:tab/>contexto almacenados sistemáticamente para su posterior uso.</text:p>
      <text:p text:style-name="P13"/>
      <text:p text:style-name="P13"><text:tab/>Aplicación: Es un programa informático diseñado para facilitar al <text:tab/>usuario la realización de un determinado tipo de trabajo.</text:p>
      <text:p text:style-name="P13"/>
      <text:p text:style-name="P13"><text:tab/>Java:Es un lenguaje de programación orientado a objetos. Que <text:tab/>permite el desarrollo de una aplicación para algún uso específico.</text:p>
      <text:p text:style-name="P13"/>
      <text:p text:style-name="P13"><text:tab/>Internet: Es un método de interconexión descentralizada de <text:tab/>redes de computadoras implementado en un conjunto de <text:tab/>protocolos denominado TCP/IP.</text:p>
      <text:p text:style-name="P19"/>
      <text:p text:style-name="P19"><text:span text:style-name="T14">1</text:span>.<text:span text:style-name="T14">5</text:span> Referencias</text:p>
      <text:p text:style-name="P13"><text:soft-page-break/><text:tab/><text:span text:style-name="T16">wikipedia.org</text:span></text:p>
      <text:p text:style-name="P13"/>
      <text:p text:style-name="P11"/>
      <text:p text:style-name="P12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Nombre</text:p>
          </table:table-cell>
          <table:table-cell table:style-name="Table1.B1" office:value-type="string">
            <text:p text:style-name="P21">Agustin <text:span text:style-name="T13">Martinez</text:span></text:p>
          </table:table-cell>
        </table:table-row>
        <table:table-row>
          <table:table-cell table:style-name="Table1.A2" office:value-type="string">
            <text:p text:style-name="P21">Rol</text:p>
          </table:table-cell>
          <table:table-cell table:style-name="Table1.B2" office:value-type="string">
            <text:p text:style-name="P22">Programador</text:p>
          </table:table-cell>
        </table:table-row>
        <table:table-row>
          <table:table-cell table:style-name="Table1.A2" office:value-type="string">
            <text:p text:style-name="P21">Categoria Profesional</text:p>
          </table:table-cell>
          <table:table-cell table:style-name="Table1.B2" office:value-type="string">
            <text:p text:style-name="P22">Estudiante</text:p>
          </table:table-cell>
        </table:table-row>
        <table:table-row>
          <table:table-cell table:style-name="Table1.A2" office:value-type="string">
            <text:p text:style-name="P21">Responsabilidades</text:p>
          </table:table-cell>
          <table:table-cell table:style-name="Table1.B2" office:value-type="string">
            <text:p text:style-name="P22">Codificar la aplicación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Nombre</text:p>
          </table:table-cell>
          <table:table-cell table:style-name="Table2.B1" office:value-type="string">
            <text:p text:style-name="P22">Passalacqua Santiago</text:p>
          </table:table-cell>
        </table:table-row>
        <table:table-row>
          <table:table-cell table:style-name="Table2.A2" office:value-type="string">
            <text:p text:style-name="P22">Rol</text:p>
          </table:table-cell>
          <table:table-cell table:style-name="Table2.B2" office:value-type="string">
            <text:p text:style-name="P22">Programador</text:p>
          </table:table-cell>
        </table:table-row>
        <table:table-row>
          <table:table-cell table:style-name="Table2.A2" office:value-type="string">
            <text:p text:style-name="P22">Categoria Profesional</text:p>
          </table:table-cell>
          <table:table-cell table:style-name="Table2.B2" office:value-type="string">
            <text:p text:style-name="P22">Estudiante</text:p>
          </table:table-cell>
        </table:table-row>
        <table:table-row>
          <table:table-cell table:style-name="Table2.A2" office:value-type="string">
            <text:p text:style-name="P22">Responsabilidades</text:p>
          </table:table-cell>
          <table:table-cell table:style-name="Table2.B2" office:value-type="string">
            <text:p text:style-name="P22">Codificar la aplicación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Nombre</text:p>
          </table:table-cell>
          <table:table-cell table:style-name="Table3.B1" office:value-type="string">
            <text:p text:style-name="P22">Camila Calcagno</text:p>
          </table:table-cell>
        </table:table-row>
        <table:table-row>
          <table:table-cell table:style-name="Table3.A2" office:value-type="string">
            <text:p text:style-name="P22">Rol</text:p>
          </table:table-cell>
          <table:table-cell table:style-name="Table3.B2" office:value-type="string">
            <text:p text:style-name="P22">Programador</text:p>
          </table:table-cell>
        </table:table-row>
        <table:table-row>
          <table:table-cell table:style-name="Table3.A2" office:value-type="string">
            <text:p text:style-name="P22">Categoria Profesional</text:p>
          </table:table-cell>
          <table:table-cell table:style-name="Table3.B2" office:value-type="string">
            <text:p text:style-name="P22">Estudiante</text:p>
          </table:table-cell>
        </table:table-row>
        <table:table-row>
          <table:table-cell table:style-name="Table3.A2" office:value-type="string">
            <text:p text:style-name="P22">Responsabilidades</text:p>
          </table:table-cell>
          <table:table-cell table:style-name="Table3.B2" office:value-type="string">
            <text:p text:style-name="P22">Codificar la aplicación</text:p>
          </table:table-cell>
        </table:table-row>
      </table:table>
      <text:p text:style-name="P9"/>
      <text:p text:style-name="P14"><text:s/></text:p>
      <text:p text:style-name="P15"/>
      <text:p text:style-name="P15"/>
      <text:p text:style-name="P18"/>
      <text:p text:style-name="P18"/>
      <text:p text:style-name="P18"/>
      <text:p text:style-name="P8"/>
      <text:p text:style-name="P20"/>
      <text:p text:style-name="P23"><text:tab/><text:tab/><text:tab/><text:tab/><text:tab/><text:tab/><text:tab/><text:tab/><text:tab/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USER STOR<text:span text:style-name="T14">IES</text:span></text:p>
      <text:list xml:id="list1864150288090402176" text:style-name="L1">
        <text:list-item>
          <text:p text:style-name="P31">El usuario al ingresar deberá <text:span text:style-name="T1">registrarse, ingresar a su cuenta o jugar como invitado</text:span></text:p>
        </text:list-item>
        <text:list-item>
          <text:p text:style-name="P31">Se tendra la opcion de iniciar una nueva partida contra un contrincante</text:p>
        </text:list-item>
        <text:list-item>
          <text:p text:style-name="P31">se va a poder reiniciar el juego</text:p>
        </text:list-item>
        <text:list-item>
          <text:p text:style-name="P31">se va a generar un ranking de usuarios con las partidas ganadas</text:p>
        </text:list-item>
        <text:list-item>
          <text:p text:style-name="P31">los usuarios van a poder elegir el color de su ficha</text:p>
        </text:list-item>
        <text:list-item>
          <text:p text:style-name="P31">el tablero va a ser de un tamaño fijo y no se va a poder modificar</text:p>
        </text:list-item>
        <text:list-item>
          <text:p text:style-name="P32">Luego cada jugador deberá elegir en qué columna coloca una ficha por turno(Solo se podrá ingresar por la columna). El tablero estará conformado por 6 filas y 7 columnas.</text:p>
        </text:list-item>
        <text:list-item>
          <text:p text:style-name="P32">FInalmente el ganador del juego será quien logró unir tanto vertical, horizontal o en diagonal, cuatro fichas del mismo color.</text:p>
        </text:list-item>
        <text:list-item>
          <text:p text:style-name="P32">Cada vez que un jugador gane una partida este se le sumara un punto en una tabla que luego será guardado para sumar puntos en el ranking del juego.</text:p>
        </text:list-item>
        <text:list-item>
          <text:p text:style-name="P33">De los invitados no se genera el ranking</text:p>
        </text:list-item>
      </text:list>
      <text:p text:style-name="P24"/>
      <text:p text:style-name="P28"><text:line-break/><text:line-break/><text:span text:style-name="T9">R</text:span><text:span text:style-name="T10">egistro de cambios:</text:span></text:p>
      <text:p text:style-name="P27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3">Fecha </text:p>
          </table:table-cell>
          <table:table-cell table:style-name="Tabla1.A1" office:value-type="string">
            <text:p text:style-name="P43">Autor</text:p>
          </table:table-cell>
          <table:table-cell table:style-name="Tabla1.A1" office:value-type="string">
            <text:p text:style-name="P43">Versión</text:p>
          </table:table-cell>
          <table:table-cell table:style-name="Tabla1.A1" office:value-type="string">
            <text:p text:style-name="P43">Comentario</text:p>
          </table:table-cell>
          <table:table-cell table:style-name="Tabla1.E1" office:value-type="string">
            <text:p text:style-name="P43">#Horas</text:p>
          </table:table-cell>
        </table:table-row>
        <table:table-row>
          <table:table-cell table:style-name="Tabla1.A2" office:value-type="string">
            <text:p text:style-name="P43">5/04/2015</text:p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3">0.01</text:p>
          </table:table-cell>
          <table:table-cell table:style-name="Tabla1.A2" office:value-type="string">
            <text:p text:style-name="P43">Inicialización del SRS</text:p>
          </table:table-cell>
          <table:table-cell table:style-name="Tabla1.E2" office:value-type="string">
            <text:p text:style-name="P43">5</text:p>
          </table:table-cell>
        </table:table-row>
        <table:table-row>
          <table:table-cell table:style-name="Tabla1.A2" office:value-type="string">
            <text:p text:style-name="P43">13/04/2015</text:p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3">0.02</text:p>
          </table:table-cell>
          <table:table-cell table:style-name="Tabla1.A2" office:value-type="string">
            <text:p text:style-name="P43">Modificacion del SRS</text:p>
          </table:table-cell>
          <table:table-cell table:style-name="Tabla1.E2" office:value-type="string">
            <text:p text:style-name="P43">5</text:p>
          </table:table-cell>
        </table:table-row>
        <table:table-row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E2" office:value-type="string">
            <text:p text:style-name="P44"/>
          </table:table-cell>
        </table:table-row>
        <table:table-row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E2" office:value-type="string">
            <text:p text:style-name="P44"/>
          </table:table-cell>
        </table:table-row>
        <table:table-row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E2" office:value-type="string">
            <text:p text:style-name="P44"/>
          </table:table-cell>
        </table:table-row>
        <table:table-row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E2" office:value-type="string">
            <text:p text:style-name="P44"/>
          </table:table-cell>
        </table:table-row>
        <table:table-row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E2" office:value-type="string">
            <text:p text:style-name="P44"/>
          </table:table-cell>
        </table:table-row>
        <table:table-row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E2" office:value-type="string">
            <text:p text:style-name="P44"/>
          </table:table-cell>
        </table:table-row>
        <table:table-row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</table:table-cell>
          <table:table-cell table:style-name="Tabla1.E2" office:value-type="string">
            <text:p text:style-name="P44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34"/>
      <text:p text:style-name="P34"/>
      <text:p text:style-name="P34"/>
      <text:p text:style-name="P34"/>
      <text:p text:style-name="P34"/>
      <text:p text:style-name="P39"/>
      <text:p text:style-name="P40"><text:span text:style-name="T7">2 </text:span><text:span text:style-name="T8">Descripción</text:span><text:span text:style-name="T7"> Global </text:span><text:span text:style-name="T3"><text:tab/></text:span></text:p>
      <text:p text:style-name="P37">2.1 Descripción del Producto</text:p>
      <text:p text:style-name="P35">El sistema <text:s/>4 lineas sera un producto que trabaja en forma Cliente/Servidor, además de trabajar de manera independiente sin interactuar con otro usuario.</text:p>
      <text:p text:style-name="P41"/>
      <text:p text:style-name="P38">2.2 Funciones del Producto</text:p>
      <text:p text:style-name="P35">La aplicación 4 Lineas permitirá realizar las siguientes funciones:</text:p>
      <text:p text:style-name="P42"><text:span text:style-name="T4"><text:tab/>-</text:span><text:span text:style-name="T5">Registro de Usuarios: El usuario podrá registrarse en el sistema o jugar como invitado<text:tab/> dando su nombre.</text:span></text:p>
      <text:p text:style-name="P36"><text:tab/>-Elección del contrincante: El usuario podrá jugar contra otro usuario de manera web o <text:tab/>local.</text:p>
      <text:p text:style-name="P36"><text:tab/>-Reinicio de Partida: En cualquier momento del juego se podra reiniciar el juego</text:p>
      <text:p text:style-name="P36"><text:tab/>-Ranking del juego: Los usuarios registrados podrán sumar puntos por partida ganada en <text:tab/>un ranking general.</text:p>
      <text:p text:style-name="P42"><text:span text:style-name="T5"><text:tab/>-</text:span><text:span text:style-name="T6">Elección de ficha:Los usuarios deberán elegir un color de la ficha con la que desea <text:tab/>jugar.</text:span></text:p>
      <text:p text:style-name="P3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3T17:38:02.392439983</dc:date>
    <meta:editing-duration>PT36M</meta:editing-duration>
    <meta:editing-cycles>10</meta:editing-cycles>
    <meta:generator>LibreOffice/4.2.8.2$Linux_x86 LibreOffice_project/420m0$Build-2</meta:generator>
    <meta:document-statistic meta:table-count="4" meta:image-count="0" meta:object-count="0" meta:page-count="5" meta:paragraph-count="105" meta:word-count="742" meta:character-count="4868" meta:non-whitespace-character-count="4178"/>
  </office:meta>
</office:document-meta>
</file>